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Krungthep" svg:font-family="Krungthep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round" draw:fill-color="#ffffd7" draw:textarea-horizontal-align="justify" draw:textarea-vertical-align="middle" draw:auto-grow-height="false" fo:min-height="2.607cm" fo:min-width="19.09cm"/>
      <style:paragraph-properties style:writing-mode="lr-tb"/>
    </style:style>
    <style:style style:name="gr2" style:family="graphic" style:parent-style-name="standard">
      <style:graphic-properties draw:stroke="dash" draw:stroke-dash="Dash_20__28_Rounded_29_" svg:stroke-width="0.106cm" svg:stroke-color="#999999" draw:marker-start-width="0.359cm" draw:marker-end-width="0.359cm" svg:stroke-opacity="100%" draw:stroke-linejoin="round" svg:stroke-linecap="round" draw:fill-color="#ffffff" draw:opacity="0%" draw:textarea-horizontal-align="justify" draw:textarea-vertical-align="middle" draw:auto-grow-height="false" fo:min-height="1.337cm" fo:min-width="19.09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19.09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vertical-align="middle" draw:auto-grow-width="true" fo:min-height="0.714cm" fo:min-width="20.894cm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top" draw:auto-grow-height="false" fo:min-height="5.147cm" fo:min-width="19.09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0.608cm" fo:min-width="19.09cm"/>
      <style:paragraph-properties style:writing-mode="lr-tb"/>
    </style:style>
    <style:style style:name="gr7" style:family="graphic" style:parent-style-name="standard">
      <style:graphic-properties svg:stroke-opacity="0%" draw:fill-color="#000000" draw:opacity="5%" draw:textarea-horizontal-align="justify" draw:textarea-vertical-align="top" draw:auto-grow-height="false" fo:min-height="3.559cm" fo:min-width="19.09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1.655cm" fo:min-width="19.09cm"/>
      <style:paragraph-properties style:writing-mode="lr-tb"/>
    </style:style>
    <style:style style:name="gr9" style:family="graphic" style:parent-style-name="standard">
      <style:graphic-properties svg:stroke-color="#e8a202" draw:fill-color="#ffbf00" draw:textarea-horizontal-align="justify" draw:textarea-vertical-align="middle" draw:auto-grow-height="false" fo:min-height="1.655cm" fo:min-width="19.09cm"/>
      <style:paragraph-properties style:writing-mode="lr-tb"/>
    </style:style>
    <style:style style:name="gr10" style:family="graphic" style:parent-style-name="standard">
      <style:graphic-properties svg:stroke-color="#e8a202" draw:fill-color="#ffe994" draw:textarea-horizontal-align="justify" draw:textarea-vertical-align="middle" draw:auto-grow-height="false" fo:min-height="1.655cm" fo:min-width="19.09cm"/>
      <style:paragraph-properties style:writing-mode="lr-tb"/>
    </style:style>
    <style:style style:name="gr11" style:family="graphic" style:parent-style-name="standard">
      <style:graphic-properties svg:stroke-width="0.212cm" svg:stroke-color="#999999" draw:marker-start-width="0.518cm" draw:marker-end-width="0.518cm" draw:stroke-linejoin="round" draw:fill-color="#ffffff" draw:opacity="0%" draw:textarea-horizontal-align="justify" draw:textarea-vertical-align="middle" draw:auto-grow-height="false" fo:min-height="5.465cm" fo:min-width="19.09cm" fo:padding-top="0.231cm" fo:padding-bottom="0.231cm" fo:padding-left="0.356cm" fo:padding-right="0.356cm"/>
    </style:style>
    <style:style style:name="gr12" style:family="graphic" style:parent-style-name="standard">
      <style:graphic-properties svg:stroke-width="0.159cm" svg:stroke-color="#00a933" draw:marker-start-width="0.438cm" draw:marker-end-width="0.438cm" draw:fill-color="#00a933" draw:textarea-horizontal-align="justify" draw:textarea-vertical-align="middle" draw:auto-grow-height="false" fo:min-height="0.703cm" fo:min-width="2.357cm" fo:padding-top="0.204cm" fo:padding-bottom="0.204cm" fo:padding-left="0.329cm" fo:padding-right="0.329cm"/>
      <style:paragraph-properties style:writing-mode="lr-tb"/>
    </style:style>
    <style:style style:name="gr13" style:family="graphic" style:parent-style-name="standard" style:list-style-name="L1">
      <style:graphic-properties svg:stroke-width="0.159cm" svg:stroke-color="#ffbf00" draw:marker-start-width="0.438cm" draw:marker-end-width="0.438cm" draw:fill-color="#ffbf00" draw:textarea-horizontal-align="justify" draw:textarea-vertical-align="middle" draw:auto-grow-height="false" fo:min-height="0.48cm" fo:min-width="2.177cm" fo:padding-top="0.204cm" fo:padding-bottom="0.204cm" fo:padding-left="0.329cm" fo:padding-right="0.329cm"/>
      <style:paragraph-properties style:writing-mode="lr-tb"/>
    </style:style>
    <style:style style:name="gr14" style:family="graphic" style:parent-style-name="standard" style:list-style-name="L1">
      <style:graphic-properties svg:stroke-width="0.159cm" svg:stroke-color="#ffbf00" draw:marker-start-width="0.438cm" draw:marker-end-width="0.438cm" draw:fill-color="#ffbf00" draw:textarea-horizontal-align="justify" draw:textarea-vertical-align="middle" draw:auto-grow-height="false" fo:min-height="0.29cm" fo:min-width="2.132cm" fo:padding-top="0.204cm" fo:padding-bottom="0.204cm" fo:padding-left="0.329cm" fo:padding-right="0.329cm"/>
      <style:paragraph-properties style:writing-mode="lr-tb"/>
    </style:style>
    <style:style style:name="gr15" style:family="graphic" style:parent-style-name="objectwithoutfill">
      <style:graphic-properties draw:marker-end="Arrowheads_20_3" draw:marker-end-width="0.3cm" draw:fill="none" draw:textarea-vertical-align="middle"/>
    </style:style>
    <style:style style:name="gr16" style:family="graphic" style:parent-style-name="standard">
      <style:graphic-properties svg:stroke-width="0.159cm" svg:stroke-color="#800080" draw:marker-start-width="0.438cm" draw:marker-end-width="0.438cm" draw:fill-color="#800080" draw:textarea-horizontal-align="justify" draw:textarea-vertical-align="middle" draw:auto-grow-height="false" fo:min-height="0.545cm" fo:min-width="2.199cm" fo:padding-top="0.204cm" fo:padding-bottom="0.204cm" fo:padding-left="0.329cm" fo:padding-right="0.329cm"/>
      <style:paragraph-properties style:writing-mode="lr-tb"/>
    </style:style>
    <style:style style:name="gr17" style:family="graphic" style:parent-style-name="objectwithoutfill">
      <style:graphic-properties draw:marker-end="Arrowheads_20_4" draw:marker-end-width="0.3cm" draw:fill="none" draw:textarea-vertical-align="middle"/>
    </style:style>
    <style:style style:name="gr18" style:family="graphic" style:parent-style-name="standard">
      <style:graphic-properties svg:stroke-width="0.212cm" svg:stroke-color="#999999" draw:marker-start-width="0.518cm" draw:marker-end-width="0.518cm" draw:stroke-linejoin="round" draw:fill-color="#ffffff" draw:opacity="0%" draw:textarea-horizontal-align="justify" draw:textarea-vertical-align="middle" draw:auto-grow-height="false" fo:min-height="5.253cm" fo:min-width="18.878cm" fo:padding-top="0.231cm" fo:padding-bottom="0.231cm" fo:padding-left="0.356cm" fo:padding-right="0.356cm"/>
    </style:style>
    <style:style style:name="gr19" style:family="graphic" style:parent-style-name="standard">
      <style:graphic-properties svg:stroke-width="0.159cm" svg:stroke-color="#00a933" draw:marker-start-width="0.438cm" draw:marker-end-width="0.438cm" draw:fill-color="#00a933" draw:textarea-horizontal-align="justify" draw:textarea-vertical-align="middle" draw:auto-grow-height="false" fo:min-height="0.545cm" fo:min-width="2.199cm" fo:padding-top="0.204cm" fo:padding-bottom="0.204cm" fo:padding-left="0.329cm" fo:padding-right="0.329cm"/>
      <style:paragraph-properties style:writing-mode="lr-tb"/>
    </style:style>
    <style:style style:name="gr20" style:family="graphic" style:parent-style-name="standard" style:list-style-name="L1">
      <style:graphic-properties svg:stroke-width="0.159cm" svg:stroke-color="#ffbf00" draw:marker-start-width="0.438cm" draw:marker-end-width="0.438cm" draw:fill-color="#ffbf00" draw:textarea-horizontal-align="justify" draw:textarea-vertical-align="middle" draw:auto-grow-height="false" fo:min-height="0.294cm" fo:min-width="1.917cm" fo:padding-top="0.204cm" fo:padding-bottom="0.204cm" fo:padding-left="0.329cm" fo:padding-right="0.329cm"/>
      <style:paragraph-properties style:writing-mode="lr-tb"/>
    </style:style>
    <style:style style:name="gr21" style:family="graphic" style:parent-style-name="standard">
      <style:graphic-properties svg:stroke-width="0.159cm" svg:stroke-color="#2a6099" draw:marker-start-width="0.438cm" draw:marker-end-width="0.438cm" draw:fill-color="#2a6099" draw:textarea-horizontal-align="justify" draw:textarea-vertical-align="middle" draw:auto-grow-height="false" fo:min-height="0.545cm" fo:min-width="2.199cm" fo:padding-top="0.204cm" fo:padding-bottom="0.204cm" fo:padding-left="0.329cm" fo:padding-right="0.329cm"/>
      <style:paragraph-properties style:writing-mode="lr-tb"/>
    </style:style>
    <style:style style:name="gr22" style:family="graphic" style:parent-style-name="standard" style:list-style-name="L1">
      <style:graphic-properties svg:stroke-width="0.159cm" svg:stroke-color="#ffbf00" draw:marker-start-width="0.438cm" draw:marker-end-width="0.438cm" draw:fill-color="#ffbf00" draw:textarea-horizontal-align="justify" draw:textarea-vertical-align="middle" draw:auto-grow-height="false" fo:min-height="0.31cm" fo:min-width="2.21cm" fo:padding-top="0.204cm" fo:padding-bottom="0.204cm" fo:padding-left="0.329cm" fo:padding-right="0.329cm"/>
      <style:paragraph-properties style:writing-mode="lr-tb"/>
    </style:style>
    <style:style style:name="gr23" style:family="graphic" style:parent-style-name="objectwithoutfill">
      <style:graphic-properties draw:marker-end="Arrowheads_20_6" draw:marker-end-width="0.3cm" draw:fill="none" draw:textarea-vertical-align="middle"/>
    </style:style>
    <style:style style:name="gr24" style:family="graphic" style:parent-style-name="standard" style:list-style-name="L1">
      <style:graphic-properties svg:stroke-width="0.159cm" svg:stroke-color="#ffbf00" draw:marker-start-width="0.438cm" draw:marker-end-width="0.438cm" draw:fill-color="#ffbf00" draw:textarea-horizontal-align="justify" draw:textarea-vertical-align="middle" draw:auto-grow-height="false" fo:min-height="0.294cm" fo:min-width="1.917cm" fo:padding-top="0.204cm" fo:padding-bottom="0.204cm" fo:padding-left="0.329cm" fo:padding-right="0.329cm"/>
      <style:paragraph-properties style:writing-mode="lr-tb"/>
    </style:style>
    <style:style style:name="gr25" style:family="graphic" style:parent-style-name="standard">
      <style:graphic-properties svg:stroke-width="0.159cm" svg:stroke-color="#158466" draw:marker-start-width="0.438cm" draw:marker-end-width="0.438cm" draw:fill-color="#158466" draw:textarea-horizontal-align="justify" draw:textarea-vertical-align="middle" draw:auto-grow-height="false" fo:min-height="0.545cm" fo:min-width="2.199cm" fo:padding-top="0.204cm" fo:padding-bottom="0.204cm" fo:padding-left="0.329cm" fo:padding-right="0.329cm"/>
      <style:paragraph-properties style:writing-mode="lr-tb"/>
    </style:style>
    <style:style style:name="gr26" style:family="graphic" style:parent-style-name="standard" style:list-style-name="L1">
      <style:graphic-properties svg:stroke-width="0.159cm" svg:stroke-color="#ffbf00" draw:marker-start-width="0.438cm" draw:marker-end-width="0.438cm" draw:fill-color="#ffbf00" draw:textarea-horizontal-align="justify" draw:textarea-vertical-align="middle" draw:auto-grow-height="false" fo:min-height="0.31cm" fo:min-width="2.21cm" fo:padding-top="0.204cm" fo:padding-bottom="0.204cm" fo:padding-left="0.329cm" fo:padding-right="0.329cm"/>
      <style:paragraph-properties style:writing-mode="lr-tb"/>
    </style:style>
    <style:style style:name="gr27" style:family="graphic" style:parent-style-name="standard" style:list-style-name="L1">
      <style:graphic-properties svg:stroke-width="0.159cm" svg:stroke-color="#ffbf00" draw:marker-start-width="0.438cm" draw:marker-end-width="0.438cm" draw:fill-color="#ffbf00" draw:textarea-horizontal-align="justify" draw:textarea-vertical-align="middle" draw:auto-grow-height="false" fo:min-height="0.294cm" fo:min-width="1.917cm" fo:padding-top="0.204cm" fo:padding-bottom="0.204cm" fo:padding-left="0.329cm" fo:padding-right="0.329cm"/>
      <style:paragraph-properties style:writing-mode="lr-tb"/>
    </style:style>
    <style:style style:name="gr28" style:family="graphic" style:parent-style-name="standard" style:list-style-name="L1">
      <style:graphic-properties svg:stroke-width="0.159cm" svg:stroke-color="#ffbf00" draw:marker-start-width="0.438cm" draw:marker-end-width="0.438cm" draw:fill-color="#ffbf00" draw:textarea-horizontal-align="justify" draw:textarea-vertical-align="middle" draw:auto-grow-height="false" fo:min-height="0.31cm" fo:min-width="2.21cm" fo:padding-top="0.204cm" fo:padding-bottom="0.204cm" fo:padding-left="0.329cm" fo:padding-right="0.329cm"/>
      <style:paragraph-properties style:writing-mode="lr-tb"/>
    </style:style>
    <style:style style:name="gr29" style:family="graphic" style:parent-style-name="standard" style:list-style-name="L1">
      <style:graphic-properties svg:stroke-width="0.159cm" svg:stroke-color="#ffbf00" draw:marker-start-width="0.438cm" draw:marker-end-width="0.438cm" draw:fill-color="#ffbf00" draw:textarea-horizontal-align="justify" draw:textarea-vertical-align="middle" draw:auto-grow-height="false" fo:min-height="0.294cm" fo:min-width="1.917cm" fo:padding-top="0.204cm" fo:padding-bottom="0.204cm" fo:padding-left="0.329cm" fo:padding-right="0.329cm"/>
      <style:paragraph-properties style:writing-mode="lr-tb"/>
    </style:style>
    <style:style style:name="gr30" style:family="graphic" style:parent-style-name="standard" style:list-style-name="L1">
      <style:graphic-properties svg:stroke-width="0.159cm" svg:stroke-color="#ffbf00" draw:marker-start-width="0.438cm" draw:marker-end-width="0.438cm" draw:fill-color="#ffbf00" draw:textarea-horizontal-align="justify" draw:textarea-vertical-align="middle" draw:auto-grow-height="false" fo:min-height="0.31cm" fo:min-width="2.21cm" fo:padding-top="0.204cm" fo:padding-bottom="0.204cm" fo:padding-left="0.329cm" fo:padding-right="0.329cm"/>
      <style:paragraph-properties style:writing-mode="lr-tb"/>
    </style:style>
    <style:style style:name="gr31" style:family="graphic" style:parent-style-name="standard">
      <style:graphic-properties svg:stroke-width="0.159cm" svg:stroke-color="#ff0000" draw:marker-start-width="0.438cm" draw:marker-end-width="0.438cm" draw:fill-color="#ff0000" draw:textarea-horizontal-align="justify" draw:textarea-vertical-align="middle" draw:auto-grow-height="false" fo:min-height="0.545cm" fo:min-width="2.517cm" fo:padding-top="0.204cm" fo:padding-bottom="0.204cm" fo:padding-left="0.329cm" fo:padding-right="0.32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2" fo:font-size="36pt" style:font-size-asian="36pt" style:font-size-complex="36pt"/>
    </style:style>
    <style:style style:name="P2" style:family="paragraph">
      <loext:graphic-properties draw:fill-color="#ffffd7"/>
      <style:paragraph-properties fo:text-align="center" style:writing-mode="lr-tb"/>
      <style:text-properties style:font-name="Liberation Sans2" fo:font-size="36pt" style:font-size-asian="36pt" style:font-size-complex="36pt"/>
    </style:style>
    <style:style style:name="P3" style:family="paragraph">
      <style:paragraph-properties fo:text-align="center" style:writing-mode="lr-tb"/>
      <style:text-properties style:font-name="Liberation Sans2" fo:font-size="24pt" fo:font-style="italic" fo:font-weight="bold" style:font-size-asian="36pt" style:font-size-complex="36pt"/>
    </style:style>
    <style:style style:name="P4" style:family="paragraph">
      <loext:graphic-properties draw:fill-color="#ffffff" draw:opacity="0%"/>
      <style:paragraph-properties fo:text-align="center" style:writing-mode="lr-tb"/>
      <style:text-properties style:font-name="Liberation Sans2" fo:font-size="24pt" fo:font-style="italic" fo:font-weight="bold" style:font-size-asian="36pt" style:font-size-complex="36pt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 style:writing-mode="lr-tb"/>
      <style:text-properties fo:color="#355269" loext:opacity="100%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style:font-name="Krungthep" fo:font-size="12pt" style:font-size-asian="11pt" style:font-size-complex="11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dee6ef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color="#0000ff" loext:opacity="100%" fo:font-size="12pt" fo:font-style="italic" style:text-underline-style="solid" style:text-underline-width="auto" style:text-underline-color="font-color" fo:font-weight="normal"/>
    </style:style>
    <style:style style:name="P12" style:family="paragraph">
      <loext:graphic-properties draw:fill-color="#dee6ef"/>
      <style:paragraph-properties fo:text-align="center" style:writing-mode="lr-tb"/>
      <style:text-properties fo:color="#0000ff" loext:opacity="100%" fo:font-size="12pt" fo:font-style="italic" style:text-underline-style="solid" style:text-underline-width="auto" style:text-underline-color="font-color" fo:font-weight="normal"/>
    </style:style>
    <style:style style:name="P13" style:family="paragraph">
      <style:paragraph-properties fo:margin-left="0.127cm" fo:margin-right="0.127cm" fo:margin-top="0cm" fo:margin-bottom="0.127cm" fo:text-align="start" fo:text-indent="0cm"/>
      <style:text-properties fo:color="#111111" loext:opacity="100%"/>
    </style:style>
    <style:style style:name="P14" style:family="paragraph">
      <loext:graphic-properties draw:fill-color="#000000" draw:opacity="5%"/>
      <style:paragraph-properties fo:margin-left="0.127cm" fo:margin-right="0cm" fo:margin-top="0cm" fo:margin-bottom="0.127cm" fo:text-align="start" fo:text-indent="0cm"/>
      <style:text-properties fo:color="#111111" loext:opacity="100%"/>
    </style:style>
    <style:style style:name="P15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text-align="center" style:writing-mode="lr-tb"/>
      <style:text-properties style:font-name="Noto Sans" fo:font-size="14pt" fo:font-style="italic" fo:font-weight="normal" style:font-size-asian="14pt" style:font-weight-asian="bold" style:font-size-complex="14pt" style:font-weight-complex="bold"/>
    </style:style>
    <style:style style:name="P17" style:family="paragraph">
      <loext:graphic-properties draw:fill-color="#dee6ef"/>
      <style:paragraph-properties fo:text-align="center" style:writing-mode="lr-tb"/>
      <style:text-properties style:font-name="Noto Sans" fo:font-size="14pt" fo:font-style="italic" fo:font-weight="normal" style:font-size-asian="14pt" style:font-weight-asian="bold" style:font-size-complex="14pt" style:font-weight-complex="bold"/>
    </style:style>
    <style:style style:name="P18" style:family="paragraph">
      <loext:graphic-properties draw:fill-color="#ffbf00"/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-color="#ffe994"/>
      <style:paragraph-properties fo:text-align="center" style:writing-mode="lr-tb"/>
      <style:text-properties style:font-name="Noto Sans" fo:font-size="14pt" fo:font-style="italic" fo:font-weight="normal" style:font-size-asian="14pt" style:font-weight-asian="bold" style:font-size-complex="14pt" style:font-weight-complex="bold"/>
    </style:style>
    <style:style style:name="P20" style:family="paragraph">
      <loext:graphic-properties draw:fill-color="#ffffff" draw:opacity="0%"/>
      <style:paragraph-properties fo:text-align="center"/>
    </style:style>
    <style:style style:name="P21" style:family="paragraph">
      <style:paragraph-properties fo:text-align="center" style:writing-mode="lr-tb"/>
      <style:text-properties fo:color="#ffffff" loext:opacity="100%" fo:font-weight="bold"/>
    </style:style>
    <style:style style:name="P22" style:family="paragraph">
      <loext:graphic-properties draw:fill-color="#00a933"/>
      <style:paragraph-properties fo:text-align="center" style:writing-mode="lr-tb"/>
      <style:text-properties fo:color="#ffffff" loext:opacity="100%" fo:font-weight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800080"/>
      <style:paragraph-properties fo:text-align="center" style:writing-mode="lr-tb"/>
      <style:text-properties fo:color="#ffffff" loext:opacity="100%" fo:font-weight="bold"/>
    </style:style>
    <style:style style:name="P27" style:family="paragraph">
      <loext:graphic-properties draw:fill-color="#000000" draw:opacity="5%"/>
      <style:paragraph-properties fo:margin-left="0.127cm" fo:margin-right="0.127cm" fo:margin-top="0cm" fo:margin-bottom="0.127cm" fo:text-align="start" fo:text-indent="0cm"/>
      <style:text-properties fo:color="#111111" loext:opacity="100%"/>
    </style:style>
    <style:style style:name="P28" style:family="paragraph">
      <loext:graphic-properties draw:fill-color="#2a6099"/>
      <style:paragraph-properties fo:text-align="center" style:writing-mode="lr-tb"/>
      <style:text-properties fo:color="#ffffff" loext:opacity="100%" fo:font-weight="bold"/>
    </style:style>
    <style:style style:name="P29" style:family="paragraph">
      <loext:graphic-properties draw:fill-color="#158466"/>
      <style:paragraph-properties fo:text-align="center" style:writing-mode="lr-tb"/>
      <style:text-properties fo:color="#ffffff" loext:opacity="100%" fo:font-weight="bold"/>
    </style:style>
    <style:style style:name="P30" style:family="paragraph">
      <style:paragraph-properties fo:text-align="center" style:writing-mode="lr-tb"/>
      <style:text-properties fo:color="#ff0000" loext:opacity="100%" fo:font-weight="bold"/>
    </style:style>
    <style:style style:name="P31" style:family="paragraph">
      <loext:graphic-properties draw:fill-color="#ff0000"/>
      <style:paragraph-properties fo:text-align="center" style:writing-mode="lr-tb"/>
      <style:text-properties fo:color="#ff0000" loext:opacity="100%" fo:font-weight="bold"/>
    </style:style>
    <style:style style:name="T1" style:family="text">
      <style:text-properties style:font-name="Liberation Sans2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ans2" fo:font-size="36pt" style:font-size-asian="36pt" style:font-size-complex="36pt"/>
    </style:style>
    <style:style style:name="T3" style:family="text">
      <style:text-properties style:font-name="Liberation Sans2" fo:font-size="24pt" fo:font-style="italic" fo:font-weight="bold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55269" loext:opacity="100%"/>
    </style:style>
    <style:style style:name="T6" style:family="text">
      <style:text-properties fo:color="#355269" loext:opacity="100%" fo:font-weight="bold" style:font-weight-asian="bold" style:font-weight-complex="bold"/>
    </style:style>
    <style:style style:name="T7" style:family="text">
      <style:text-properties style:font-name="Krungthep" fo:font-size="12pt" style:font-size-asian="15pt" style:font-size-complex="15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ff" loext:opacity="100%" fo:font-size="12pt" fo:font-style="italic" style:text-underline-style="solid" style:text-underline-width="auto" style:text-underline-color="font-color" fo:font-weight="normal"/>
    </style:style>
    <style:style style:name="T10" style:family="text">
      <style:text-properties fo:color="#111111" loext:opacity="100%" fo:font-weight="bold" style:font-weight-asian="bold" style:font-weight-complex="bold"/>
    </style:style>
    <style:style style:name="T11" style:family="text">
      <style:text-properties fo:color="#111111" loext:opacity="100%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14pt" fo:font-style="italic" fo:font-weight="normal" style:font-size-asian="14pt" style:font-weight-asian="bold" style:font-size-complex="14pt" style:font-weight-complex="bold"/>
    </style:style>
    <style:style style:name="T14" style:family="text">
      <style:text-properties fo:color="#ffffff" loext:opacity="100%" fo:font-weight="bold"/>
    </style:style>
    <style:style style:name="T15" style:family="text">
      <style:text-properties fo:color="#ffffff" loext:opacity="100%" style:font-name="Liberation Mono1" fo:font-weight="normal" style:font-weight-asian="normal" style:font-weight-complex="normal"/>
    </style:style>
    <style:style style:name="T16" style:family="text">
      <style:text-properties fo:color="#111111" loext:opacity="100%" fo:font-weight="normal" style:font-weight-asian="normal" style:font-weight-complex="normal"/>
    </style:style>
    <style:style style:name="T17" style:family="text">
      <style:text-properties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2.857cm" svg:x="1cm" svg:y="1cm">
          <text:p text:style-name="P1"><text:span text:style-name="T1">REST</text:span><text:span text:style-name="T2">ful </text:span><text:span text:style-name="T1">API</text:span><text:span text:style-name="T2"> for File Ac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.59cm" svg:height="1.587cm" svg:x="1cm" svg:y="4.81cm">
          <text:p text:style-name="P3"><text:span text:style-name="T3">Conceptual Over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59cm" svg:height="1.905cm" svg:x="1cm" svg:y="7.032cm">
          <text:p text:style-name="P5"><text:span text:style-name="T4">File Entri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59cm" svg:height="1.905cm" svg:x="1cm" svg:y="9.89cm">
          <text:p text:style-name="P5"><text:span text:style-name="T4">File Manag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9.59cm" svg:height="1.905cm" svg:x="1cm" svg:y="12.747cm">
          <text:p text:style-name="P6"><text:span text:style-name="T5">User and Permission Management (</text:span><text:span text:style-name="T6">TBD</text:span><text:span text:style-name="T5">)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1.394cm" svg:height="0.964cm" svg:x="0.196cm" svg:y="26.94cm">
          <draw:text-box>
            <text:p text:style-name="P7"><text:span text:style-name="T7"><text:page-number>&lt;number&gt;</text:page-number></text:span></text:p>
          </draw:text-box>
        </draw:frame>
        <draw:custom-shape draw:style-name="gr5" draw:text-style-name="P10" draw:layer="layout" svg:width="19.59cm" svg:height="5.397cm" svg:x="1cm" svg:y="20.685cm">
          <text:p text:style-name="P9">Remember:<text:line-break/><text:span text:style-name="T8">Good RESTful APIs follow the following guidelines:</text:span></text:p>
          <text:p text:style-name="P9"><text:span text:style-name="T8"/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9.59cm" svg:height="0.858cm" svg:x="1cm" svg:y="26.082cm">
          <text:p text:style-name="P11"><text:span text:style-name="T9"><text:a xlink:href="https://stackoverflow.blog/2020/03/02/best-practices-for-rest-api-design/" xlink:type="simple">https://stackoverflow.blog/2020/03/02/best-practices-for-rest-api-design/</text:a>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7" draw:text-style-name="P14" draw:layer="layout" svg:width="19.59cm" svg:height="3.809cm" svg:x="1cm" svg:y="7.668cm">
          <text:p text:style-name="P13"><text:span text:style-name="T10">Returns</text:span><text:span text:style-name="T11">: json object containing every valid non-structural </text:span><text:span text:style-name="T11">variable across the File, Metadata, and Detail tables.</text:span><text:span text:style-name="T11"><text:line-break/></text:span><text:span text:style-name="T11"/></text:p>
          <text:p text:style-name="P13"><text:span text:style-name="T11">Excludes </text:span><text:span text:style-name="T10">thumb_path</text:span><text:span text:style-name="T11">, </text:span><text:span text:style-name="T10">resource_id</text:span><text:span text:style-name="T11">s and numerical </text:span><text:span text:style-name="T10">id</text:span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9.59cm" svg:height="1.905cm" svg:x="1cm" svg:y="1cm">
          <text:p text:style-name="P15"><text:span text:style-name="T12">File Entries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1.394cm" svg:height="0.964cm" svg:x="0.196cm" svg:y="26.94cm">
          <draw:text-box>
            <text:p text:style-name="P7"><text:span text:style-name="T7"><text:page-number>&lt;number&gt;</text:page-number></text:span></text:p>
          </draw:text-box>
        </draw:frame>
        <draw:custom-shape draw:style-name="gr8" draw:text-style-name="P17" draw:layer="layout" svg:width="19.59cm" svg:height="1.905cm" svg:x="1cm" svg:y="2.905cm">
          <text:p text:style-name="P16"><text:span text:style-name="T13">The goal of the file entries endpoints is to create, read, update and delete files and directories. We want to be able to modify properties as well.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9.59cm" svg:height="1.905cm" svg:x="1cm" svg:y="0.999cm">
          <text:p text:style-name="P15"><text:span text:style-name="T12">File Entri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9.59cm" svg:height="1.905cm" svg:x="1cm" svg:y="2.904cm">
          <text:p text:style-name="P16"><text:span text:style-name="T13">The goal of the file entries endpoints is to create, read, update and delete files and directories. We want to be able to modify properties as well.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19.59cm" svg:height="5.715cm" svg:x="1cm" svg:y="5.7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2" xml:id="id3" draw:id="id3" draw:layer="layout" svg:width="2.857cm" svg:height="0.953cm" svg:x="5.127cm" svg:y="6.08cm">
          <text:p text:style-name="P21"><text:span text:style-name="T14">ROOT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xml:id="id1" draw:id="id1" draw:layer="layout" svg:width="3.493cm" svg:height="0.952cm" svg:x="8.619cm" svg:y="6.081cm">
          <text:p text:style-name="P23"><text:span text:style-name="T15">entry</text:span></text:p>
          <draw:enhanced-geometry svg:viewBox="0 0 21600 21600" draw:glue-points="?f6 0 10800 ?f8 ?f11 10800 ?f9 21600 10800 ?f10 ?f5 10800" draw:text-areas="?f3 ?f3 ?f4 ?f4" draw:type="parallelogram" draw:modifiers="2614.997137950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24" xml:id="id2" draw:id="id2" draw:layer="layout" svg:width="3.81cm" svg:height="0.952cm" svg:x="12.429cm" svg:y="6.08cm">
          <text:p text:style-name="P23"><text:span text:style-name="T15">&lt;rID&gt;</text:span></text:p>
          <draw:enhanced-geometry svg:viewBox="0 0 21600 21600" draw:glue-points="?f6 0 10800 ?f8 ?f11 10800 ?f9 21600 10800 ?f10 ?f5 10800" draw:text-areas="?f3 ?f3 ?f4 ?f4" draw:type="parallelogram" draw:modifiers="2210.44345316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5" draw:text-style-name="P25" draw:layer="layout" svg:x1="11.901cm" svg:y1="6.557cm" svg:x2="12.623cm" svg:y2="6.556cm" draw:start-shape="id1" draw:start-glue-point="6" draw:end-shape="id2" draw:end-glue-point="9" svg:d="M11901 6557h370v-1h352" svg:viewBox="0 0 723 2">
          <text:p/>
        </draw:connector>
        <draw:custom-shape draw:style-name="gr16" draw:text-style-name="P26" draw:layer="layout" svg:width="2.857cm" svg:height="0.953cm" svg:x="1.635cm" svg:y="6.08cm">
          <text:p text:style-name="P21"><text:span text:style-name="T14">GET</text:span></text:p>
          <draw:enhanced-geometry svg:viewBox="0 0 21600 21600" draw:type="rectangle" draw:enhanced-path="M 0 0 L 21600 0 21600 21600 0 21600 0 0 Z N"/>
        </draw:custom-shape>
        <draw:connector draw:style-name="gr17" draw:text-style-name="P25" draw:layer="layout" svg:x1="7.984cm" svg:y1="6.556cm" svg:x2="8.83cm" svg:y2="6.557cm" draw:start-shape="id3" draw:start-glue-point="1" draw:end-shape="id1" draw:end-glue-point="9" svg:d="M7984 6556h317v1h529" svg:viewBox="0 0 847 2">
          <text:p/>
        </draw:connector>
        <draw:custom-shape draw:style-name="gr7" draw:text-style-name="P27" draw:layer="layout" svg:width="19.59cm" svg:height="3.809cm" svg:x="1cm" svg:y="14.018cm">
          <text:p text:style-name="P13"><text:span text:style-name="T11">Body: a json object that contains every attribute required to create a file</text:span><text:span text:style-name="T11"><text:line-break/></text:span><text:span text:style-name="T11"/></text:p>
          <text:p text:style-name="P13"><text:span text:style-name="T11">Req: file at &lt;rID&gt; is a dir; and file type as BARE MINIMUM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9.59cm" svg:height="5.715cm" svg:x="1cm" svg:y="12.1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xml:id="id4" draw:id="id4" draw:layer="layout" svg:width="2.857cm" svg:height="0.953cm" svg:x="5.127cm" svg:y="12.43cm">
          <text:p text:style-name="P21"><text:span text:style-name="T14">ROOT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xml:id="id5" draw:id="id5" draw:layer="layout" svg:width="3.493cm" svg:height="0.952cm" svg:x="8.619cm" svg:y="12.431cm">
          <text:p text:style-name="P23"><text:span text:style-name="T15">entry</text:span></text:p>
          <draw:enhanced-geometry svg:viewBox="0 0 21600 21600" draw:glue-points="?f6 0 10800 ?f8 ?f11 10800 ?f9 21600 10800 ?f10 ?f5 10800" draw:text-areas="?f3 ?f3 ?f4 ?f4" draw:type="parallelogram" draw:modifiers="2614.997137950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8" draw:layer="layout" svg:width="2.857cm" svg:height="0.953cm" svg:x="1.635cm" svg:y="12.43cm">
          <text:p text:style-name="P21"><text:span text:style-name="T14">POST</text:span></text:p>
          <draw:enhanced-geometry svg:viewBox="0 0 21600 21600" draw:type="rectangle" draw:enhanced-path="M 0 0 L 21600 0 21600 21600 0 21600 0 0 Z N"/>
        </draw:custom-shape>
        <draw:connector draw:style-name="gr17" draw:text-style-name="P25" draw:layer="layout" svg:x1="7.984cm" svg:y1="12.906cm" svg:x2="8.83cm" svg:y2="12.907cm" draw:start-shape="id4" draw:start-glue-point="1" draw:end-shape="id5" draw:end-glue-point="9" svg:d="M7984 12906h317v1h529" svg:viewBox="0 0 847 2">
          <text:p/>
        </draw:connector>
        <draw:custom-shape draw:style-name="gr22" draw:text-style-name="P24" xml:id="id6" draw:id="id6" draw:layer="layout" svg:width="3.81cm" svg:height="0.952cm" svg:x="12.43cm" svg:y="12.43cm">
          <text:p text:style-name="P23"><text:span text:style-name="T15">&lt;rID&gt;</text:span></text:p>
          <draw:enhanced-geometry svg:viewBox="0 0 21600 21600" draw:glue-points="?f6 0 10800 ?f8 ?f11 10800 ?f9 21600 10800 ?f10 ?f5 10800" draw:text-areas="?f3 ?f3 ?f4 ?f4" draw:type="parallelogram" draw:modifiers="2210.44345316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3" draw:text-style-name="P25" draw:layer="layout" svg:x1="11.901cm" svg:y1="12.907cm" svg:x2="12.624cm" svg:y2="12.906cm" draw:start-shape="id5" draw:start-glue-point="6" draw:end-shape="id6" draw:end-glue-point="9" svg:d="M11901 12907h370v-1h353" svg:viewBox="0 0 724 2">
          <text:p/>
        </draw:connector>
        <draw:custom-shape draw:style-name="gr7" draw:text-style-name="P27" draw:layer="layout" svg:width="19.59cm" svg:height="3.809cm" svg:x="1cm" svg:y="20.368cm">
          <text:p text:style-name="P13"><text:span text:style-name="T11">Body: json object of what you want to update, and only those attributes.</text:span></text:p>
          <text:p text:style-name="P13"><text:span text:style-name="T11"/></text:p>
          <text:p text:style-name="P13"><text:span text:style-name="T11">CANNOT update </text:span><text:span text:style-name="T10">resource_id</text:span><text:span text:style-name="T11">, or file </text:span><text:span text:style-name="T10">type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9.59cm" svg:height="5.715cm" svg:x="1cm" svg:y="18.4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xml:id="id7" draw:id="id7" draw:layer="layout" svg:width="2.857cm" svg:height="0.953cm" svg:x="5.127cm" svg:y="18.78cm">
          <text:p text:style-name="P21"><text:span text:style-name="T14">ROOT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xml:id="id8" draw:id="id8" draw:layer="layout" svg:width="3.493cm" svg:height="0.952cm" svg:x="8.619cm" svg:y="18.781cm">
          <text:p text:style-name="P23"><text:span text:style-name="T15">entry</text:span></text:p>
          <draw:enhanced-geometry svg:viewBox="0 0 21600 21600" draw:glue-points="?f6 0 10800 ?f8 ?f11 10800 ?f9 21600 10800 ?f10 ?f5 10800" draw:text-areas="?f3 ?f3 ?f4 ?f4" draw:type="parallelogram" draw:modifiers="2614.997137950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9" draw:layer="layout" svg:width="2.857cm" svg:height="0.953cm" svg:x="1.635cm" svg:y="18.78cm">
          <text:p text:style-name="P21"><text:span text:style-name="T14">PUT</text:span></text:p>
          <draw:enhanced-geometry svg:viewBox="0 0 21600 21600" draw:type="rectangle" draw:enhanced-path="M 0 0 L 21600 0 21600 21600 0 21600 0 0 Z N"/>
        </draw:custom-shape>
        <draw:connector draw:style-name="gr17" draw:text-style-name="P25" draw:layer="layout" svg:x1="7.984cm" svg:y1="19.256cm" svg:x2="8.83cm" svg:y2="19.257cm" draw:start-shape="id7" draw:start-glue-point="1" draw:end-shape="id8" draw:end-glue-point="9" svg:d="M7984 19256h317v1h529" svg:viewBox="0 0 847 2">
          <text:p/>
        </draw:connector>
        <draw:custom-shape draw:style-name="gr26" draw:text-style-name="P24" xml:id="id9" draw:id="id9" draw:layer="layout" svg:width="3.81cm" svg:height="0.952cm" svg:x="12.43cm" svg:y="18.78cm">
          <text:p text:style-name="P23"><text:span text:style-name="T15">&lt;rID&gt;</text:span></text:p>
          <draw:enhanced-geometry svg:viewBox="0 0 21600 21600" draw:glue-points="?f6 0 10800 ?f8 ?f11 10800 ?f9 21600 10800 ?f10 ?f5 10800" draw:text-areas="?f3 ?f3 ?f4 ?f4" draw:type="parallelogram" draw:modifiers="2210.44345316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3" draw:text-style-name="P25" draw:layer="layout" svg:x1="11.901cm" svg:y1="19.257cm" svg:x2="12.624cm" svg:y2="19.256cm" draw:start-shape="id8" draw:start-glue-point="6" draw:end-shape="id9" draw:end-glue-point="9" svg:d="M11901 19257h370v-1h353" svg:viewBox="0 0 724 2">
          <text:p/>
        </draw:connector>
        <draw:custom-shape draw:style-name="gr7" draw:text-style-name="P27" draw:layer="layout" svg:width="19.59cm" svg:height="3.809cm" svg:x="1cm" svg:y="14.018cm">
          <text:p text:style-name="P13"><text:span text:style-name="T11">Body: </text:span><text:span text:style-name="T11">a json </text:span><text:span text:style-name="T11">object </text:span><text:span text:style-name="T11">that </text:span><text:span text:style-name="T11">contai</text:span><text:span text:style-name="T11">ns </text:span><text:span text:style-name="T11">every </text:span><text:span text:style-name="T11">attribu</text:span><text:span text:style-name="T11">te </text:span><text:span text:style-name="T11">requir</text:span><text:span text:style-name="T11">ed to </text:span><text:span text:style-name="T11">create </text:span><text:span text:style-name="T11">a file</text:span><text:span text:style-name="T11"><text:line-break/></text:span><text:span text:style-name="T11"/></text:p>
          <text:p text:style-name="P13"><text:span text:style-name="T11">Req: </text:span><text:span text:style-name="T11">file at </text:span><text:span text:style-name="T11">&lt;rID&gt; </text:span><text:span text:style-name="T11">is a </text:span><text:span text:style-name="T11">dir; </text:span><text:span text:style-name="T11">and </text:span><text:span text:style-name="T11">file </text:span><text:span text:style-name="T10">type</text:span><text:span text:style-name="T11"> </text:span><text:span text:style-name="T11">as </text:span><text:span text:style-name="T11">BARE </text:span><text:span text:style-name="T11">MINIM</text:span><text:span text:style-name="T11">UM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9.59cm" svg:height="5.715cm" svg:x="1cm" svg:y="12.1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xml:id="id10" draw:id="id10" draw:layer="layout" svg:width="2.857cm" svg:height="0.953cm" svg:x="5.127cm" svg:y="12.43cm">
          <text:p text:style-name="P21"><text:span text:style-name="T14">ROOT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xml:id="id11" draw:id="id11" draw:layer="layout" svg:width="3.493cm" svg:height="0.952cm" svg:x="8.619cm" svg:y="12.431cm">
          <text:p text:style-name="P23"><text:span text:style-name="T15">entry</text:span></text:p>
          <draw:enhanced-geometry svg:viewBox="0 0 21600 21600" draw:glue-points="?f6 0 10800 ?f8 ?f11 10800 ?f9 21600 10800 ?f10 ?f5 10800" draw:text-areas="?f3 ?f3 ?f4 ?f4" draw:type="parallelogram" draw:modifiers="2614.997137950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8" draw:layer="layout" svg:width="2.857cm" svg:height="0.953cm" svg:x="1.635cm" svg:y="12.43cm">
          <text:p text:style-name="P21"><text:span text:style-name="T14">POST</text:span></text:p>
          <draw:enhanced-geometry svg:viewBox="0 0 21600 21600" draw:type="rectangle" draw:enhanced-path="M 0 0 L 21600 0 21600 21600 0 21600 0 0 Z N"/>
        </draw:custom-shape>
        <draw:connector draw:style-name="gr17" draw:text-style-name="P25" draw:layer="layout" svg:x1="7.984cm" svg:y1="12.906cm" svg:x2="8.83cm" svg:y2="12.907cm" draw:start-shape="id10" draw:start-glue-point="1" draw:end-shape="id11" draw:end-glue-point="9" svg:d="M7984 12906h317v1h529" svg:viewBox="0 0 847 2">
          <text:p/>
        </draw:connector>
        <draw:custom-shape draw:style-name="gr28" draw:text-style-name="P24" xml:id="id12" draw:id="id12" draw:layer="layout" svg:width="3.81cm" svg:height="0.952cm" svg:x="12.43cm" svg:y="12.43cm">
          <text:p text:style-name="P23"><text:span text:style-name="T15">&lt;rID&gt;</text:span></text:p>
          <draw:enhanced-geometry svg:viewBox="0 0 21600 21600" draw:glue-points="?f6 0 10800 ?f8 ?f11 10800 ?f9 21600 10800 ?f10 ?f5 10800" draw:text-areas="?f3 ?f3 ?f4 ?f4" draw:type="parallelogram" draw:modifiers="2210.44345316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3" draw:text-style-name="P25" draw:layer="layout" svg:x1="11.901cm" svg:y1="12.907cm" svg:x2="12.624cm" svg:y2="12.906cm" draw:start-shape="id11" draw:start-glue-point="6" draw:end-shape="id12" draw:end-glue-point="9" svg:d="M11901 12907h370v-1h353" svg:viewBox="0 0 724 2">
          <text:p/>
        </draw:connector>
      </draw:page>
      <draw:page draw:name="page3" draw:style-name="dp1" draw:master-page-name="Default">
        <draw:custom-shape draw:style-name="gr7" draw:text-style-name="P27" draw:layer="layout" svg:width="19.59cm" svg:height="3.809cm" svg:x="1cm" svg:y="5.446cm">
          <text:p text:style-name="P13"><text:span text:style-name="T10">Rem</text:span><text:span text:style-name="T10">oves</text:span><text:span text:style-name="T16"> </text:span><text:span text:style-name="T16">entry </text:span><text:span text:style-name="T16">and </text:span><text:span text:style-name="T16">any </text:span><text:span text:style-name="T16">childr</text:span><text:span text:style-name="T16">en </text:span><text:span text:style-name="T16">from </text:span><text:span text:style-name="T16">direct</text:span><text:span text:style-name="T16">ory.</text:span><text:span text:style-name="T11"><text:line-break/></text:span><text:span text:style-name="T11"/></text:p>
          <text:p text:style-name="P13"><text:span text:style-name="T11">Exclu</text:span><text:span text:style-name="T11">des </text:span><text:span text:style-name="T10">thum</text:span><text:span text:style-name="T10">b_pa</text:span><text:span text:style-name="T10">th</text:span><text:span text:style-name="T11">, </text:span><text:span text:style-name="T10">reso</text:span><text:span text:style-name="T10">urce</text:span><text:span text:style-name="T10">_id</text:span><text:span text:style-name="T11">s </text:span><text:span text:style-name="T11">and </text:span><text:span text:style-name="T11">nume</text:span><text:span text:style-name="T11">rical </text:span><text:span text:style-name="T10">id</text:span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9.59cm" svg:height="1.905cm" svg:x="1cm" svg:y="1cm">
          <text:p text:style-name="P15"><text:span text:style-name="T12">Fil</text:span><text:span text:style-name="T12">e </text:span><text:span text:style-name="T12">Ent</text:span><text:span text:style-name="T12">rie</text:span><text:span text:style-name="T12">s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1.394cm" svg:height="0.964cm" svg:x="0.196cm" svg:y="26.94cm">
          <draw:text-box>
            <text:p text:style-name="P7"><text:span text:style-name="T7"><text:page-number>&lt;number&gt;</text:page-number></text:span></text:p>
          </draw:text-box>
        </draw:frame>
        <draw:custom-shape draw:style-name="gr9" draw:text-style-name="P18" draw:layer="layout" svg:width="19.59cm" svg:height="1.905cm" svg:x="1cm" svg:y="0.999cm">
          <text:p text:style-name="P15"><text:span text:style-name="T12">File Entries </text:span><text:span text:style-name="T17">cont.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9.59cm" svg:height="5.715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xml:id="id15" draw:id="id15" draw:layer="layout" svg:width="2.857cm" svg:height="0.953cm" svg:x="5.127cm" svg:y="3.858cm">
          <text:p text:style-name="P21"><text:span text:style-name="T14">ROOT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xml:id="id13" draw:id="id13" draw:layer="layout" svg:width="3.493cm" svg:height="0.952cm" svg:x="8.619cm" svg:y="3.859cm">
          <text:p text:style-name="P23"><text:span text:style-name="T15">entry</text:span></text:p>
          <draw:enhanced-geometry svg:viewBox="0 0 21600 21600" draw:glue-points="?f6 0 10800 ?f8 ?f11 10800 ?f9 21600 10800 ?f10 ?f5 10800" draw:text-areas="?f3 ?f3 ?f4 ?f4" draw:type="parallelogram" draw:modifiers="2614.997137950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4" xml:id="id14" draw:id="id14" draw:layer="layout" svg:width="3.81cm" svg:height="0.952cm" svg:x="12.429cm" svg:y="3.858cm">
          <text:p text:style-name="P23"><text:span text:style-name="T15">&lt;rID&gt;</text:span></text:p>
          <draw:enhanced-geometry svg:viewBox="0 0 21600 21600" draw:glue-points="?f6 0 10800 ?f8 ?f11 10800 ?f9 21600 10800 ?f10 ?f5 10800" draw:text-areas="?f3 ?f3 ?f4 ?f4" draw:type="parallelogram" draw:modifiers="2210.44345316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5" draw:text-style-name="P25" draw:layer="layout" svg:x1="11.901cm" svg:y1="4.335cm" svg:x2="12.623cm" svg:y2="4.334cm" draw:start-shape="id13" draw:start-glue-point="6" draw:end-shape="id14" draw:end-glue-point="9" svg:d="M11901 4335h370v-1h352" svg:viewBox="0 0 723 2">
          <text:p/>
        </draw:connector>
        <draw:custom-shape draw:style-name="gr31" draw:text-style-name="P31" draw:layer="layout" svg:width="3.175cm" svg:height="0.953cm" svg:x="1.317cm" svg:y="3.857cm">
          <text:p text:style-name="P30"><text:span text:style-name="T14">D</text:span><text:span text:style-name="T14">E</text:span><text:span text:style-name="T14">L</text:span><text:span text:style-name="T14">E</text:span><text:span text:style-name="T14">T</text:span><text:span text:style-name="T14">E</text:span></text:p>
          <draw:enhanced-geometry svg:viewBox="0 0 21600 21600" draw:type="rectangle" draw:enhanced-path="M 0 0 L 21600 0 21600 21600 0 21600 0 0 Z N"/>
        </draw:custom-shape>
        <draw:connector draw:style-name="gr17" draw:text-style-name="P25" draw:layer="layout" svg:x1="7.984cm" svg:y1="4.334cm" svg:x2="8.83cm" svg:y2="4.335cm" draw:start-shape="id15" draw:start-glue-point="1" draw:end-shape="id13" draw:end-glue-point="9" svg:d="M7984 4334h317v1h529" svg:viewBox="0 0 847 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Krungthep" svg:font-family="Krungthep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4-07T12:13:08.114221886</meta:creation-date>
    <dc:date>2023-04-07T13:10:46.161276576</dc:date>
    <meta:editing-duration>PT35M27S</meta:editing-duration>
    <meta:editing-cycles>10</meta:editing-cycles>
    <meta:generator>LibreOffice/7.3.7.2$MacOSX_AARCH64 LibreOffice_project/e114eadc50a9ff8d8c8a0567d6da8f454beeb84f</meta:generator>
    <meta:document-statistic meta:object-count="56"/>
  </office:meta>
</office:document-meta>
</file>